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6.346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5.44cm"/>
    </style:style>
    <style:style style:name="co9" style:family="table-column">
      <style:table-column-properties fo:break-before="auto" style:column-width="0.453cm"/>
    </style:style>
    <style:style style:name="co10" style:family="table-column">
      <style:table-column-properties fo:break-before="auto" style:column-width="5.893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 style:data-style-name="N4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 style:data-style-name="N112">
      <style:table-cell-properties fo:background-color="#ffff99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Moteur_Electriqu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220" office:value-type="float" office:value="220">
            <text:p>220</text:p>
          </table:table-cell>
          <table:table-cell office:value-type="string">
            <text:p>Volts</text:p>
          </table:table-cell>
        </table:table-row>
        <table:table-row table:style-name="ro1">
          <table:table-cell office:value-type="string">
            <text:p>Current</text:p>
          </table:table-cell>
          <table:table-cell table:formula="of:=6.8" office:value-type="float" office:value="6.8">
            <text:p>6,8</text:p>
          </table:table-cell>
          <table:table-cell office:value-type="string">
            <text:p>Amperes</text:p>
          </table:table-cell>
        </table:table-row>
        <table:table-row table:style-name="ro1">
          <table:table-cell office:value-type="string">
            <text:p>Power</text:p>
          </table:table-cell>
          <table:table-cell table:formula="of:=[.B2]*[.B3]" office:value-type="float" office:value="1496">
            <text:p>1496</text:p>
          </table:table-cell>
          <table:table-cell office:value-type="string">
            <text:p>Watts</text:p>
          </table:table-cell>
        </table:table-row>
        <table:table-row table:style-name="ro1">
          <table:table-cell office:value-type="string">
            <text:p>Frequency</text:p>
          </table:table-cell>
          <table:table-cell table:formula="of:=50" office:value-type="float" office:value="50">
            <text:p>50</text:p>
          </table:table-cell>
          <table:table-cell office:value-type="string">
            <text:p>Hertzs</text:p>
          </table:table-cell>
        </table:table-row>
        <table:table-row table:style-name="ro2">
          <table:table-cell office:value-type="string">
            <text:p>Rotation speed</text:p>
          </table:table-cell>
          <table:table-cell table:formula="of:=3000" office:value-type="float" office:value="3000">
            <text:p>3000</text:p>
          </table:table-cell>
          <table:table-cell office:value-type="string">
            <text:p>Turns per minute</text:p>
          </table:table-cell>
        </table:table-row>
        <table:table-row table:style-name="ro2">
          <table:table-cell office:value-type="string">
            <text:p>Torque</text:p>
          </table:table-cell>
          <table:table-cell table:formula="of:=([.B2]*[.B3])/((2*PI()*[.B6])/60)" office:value-type="float" office:value="4.76191589730951">
            <text:p>4,76</text:p>
          </table:table-cell>
          <table:table-cell office:value-type="string">
            <text:p>Newton*meter</text:p>
          </table:table-cell>
        </table:table-row>
        <table:table-row table:style-name="ro1">
          <table:table-cell office:value-type="string">
            <text:p>Radius of pulley</text:p>
          </table:table-cell>
          <table:table-cell table:formula="of:=[Rapport_De_Transmission.B2]/2" office:value-type="float" office:value="0.084">
            <text:p>0,08</text:p>
          </table:table-cell>
          <table:table-cell office:value-type="string">
            <text:p>Meters</text:p>
          </table:table-cell>
        </table:table-row>
        <table:table-row table:style-name="ro1">
          <table:table-cell office:value-type="string">
            <text:p>Gravity constant</text:p>
          </table:table-cell>
          <table:table-cell table:formula="of:=9.81" office:value-type="float" office:value="9.81">
            <text:p>9,81</text:p>
          </table:table-cell>
          <table:table-cell office:value-type="string">
            <text:p>Newton/Kilogramm</text:p>
          </table:table-cell>
        </table:table-row>
        <table:table-row table:style-name="ro1">
          <table:table-cell office:value-type="string">
            <text:p>Mass of the generator</text:p>
          </table:table-cell>
          <table:table-cell table:formula="of:=0.240144*27*2+5+2*1+2*0.5" office:value-type="float" office:value="20.967776">
            <text:p>20,97</text:p>
          </table:table-cell>
          <table:table-cell office:value-type="string">
            <text:p>Kilogramm</text:p>
          </table:table-cell>
        </table:table-row>
        <table:table-row table:style-name="ro1">
          <table:table-cell office:value-type="string">
            <text:p>Force</text:p>
          </table:table-cell>
          <table:table-cell table:formula="of:=[.B10]*[.B9]" office:value-type="float" office:value="205.69388256">
            <text:p>205,69</text:p>
          </table:table-cell>
          <table:table-cell office:value-type="string">
            <text:p>Newton</text:p>
          </table:table-cell>
        </table:table-row>
        <table:table-row table:style-name="ro1">
          <table:table-cell office:value-type="string">
            <text:p>Power needed for the motor</text:p>
          </table:table-cell>
          <table:table-cell table:formula="of:=[.B8]*[.B11]" office:value-type="float" office:value="17.27828613504">
            <text:p>17,28</text:p>
          </table:table-cell>
          <table:table-cell office:value-type="string">
            <text:p>Watts</text:p>
          </table:table-cell>
        </table:table-row>
      </table:table>
      <table:table table:name="Rapport_De_Transmission" table:style-name="ta1" table:print="false"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Primitive diameter of motor pulley</text:p>
          </table:table-cell>
          <table:table-cell table:formula="of:=([.B5]*[.B3])/[.B4]" office:value-type="float" office:value="0.168">
            <text:p>0,17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Primitive diameter of generator pulley</text:p>
          </table:table-cell>
          <table:table-cell table:formula="of:=80*10^(-3)" office:value-type="float" office:value="0.08">
            <text:p>0,08</text:p>
          </table:table-cell>
          <table:table-cell office:value-type="string">
            <text:p>Meter</text:p>
          </table:table-cell>
        </table:table-row>
        <table:table-row table:style-name="ro1">
          <table:table-cell office:value-type="string">
            <text:p>Rotation speed of motor pulley</text:p>
          </table:table-cell>
          <table:table-cell table:formula="of:=3000" office:value-type="float" office:value="3000">
            <text:p>3 000,00</text:p>
          </table:table-cell>
          <table:table-cell office:value-type="string">
            <text:p>Turns per minute</text:p>
          </table:table-cell>
        </table:table-row>
        <table:table-row table:style-name="ro1">
          <table:table-cell office:value-type="string">
            <text:p>Rotation speed of generator pulley</text:p>
          </table:table-cell>
          <table:table-cell table:formula="of:=6300" office:value-type="float" office:value="6300">
            <text:p>6 300,00</text:p>
          </table:table-cell>
          <table:table-cell office:value-type="string">
            <text:p>Turns per minute</text:p>
          </table:table-cell>
        </table:table-row>
      </table:table>
      <table:table table:name="Performance_Energetique" table:style-name="ta1" table:print="false">
        <table:table-column table:style-name="co8" table:default-cell-style-name="ce2"/>
        <table:table-column table:style-name="co3" table:default-cell-style-name="ce4"/>
        <table:table-column table:style-name="co3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ce4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Version_2</text:p>
          </table:table-cell>
          <table:covered-table-cell table:number-columns-repeated="2" table:style-name="ce1"/>
          <table:table-cell/>
          <table:table-cell table:style-name="ce1" office:value-type="string" table:number-columns-spanned="3" table:number-rows-spanned="1">
            <text:p>Version_3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</table:table-row>
        <table:table-row table:style-name="ro1">
          <table:table-cell office:value-type="string">
            <text:p>Magnetic force of the magnets</text:p>
          </table:table-cell>
          <table:table-cell table:formula="of:=6" office:value-type="float" office:value="6">
            <text:p>6,000</text:p>
          </table:table-cell>
          <table:table-cell office:value-type="string">
            <text:p>Tesla</text:p>
          </table:table-cell>
          <table:table-cell/>
          <table:table-cell office:value-type="string">
            <text:p>Magnetic force of the magnets</text:p>
          </table:table-cell>
          <table:table-cell table:formula="of:=19" office:value-type="float" office:value="19">
            <text:p>19,000</text:p>
          </table:table-cell>
          <table:table-cell office:value-type="string">
            <text:p>Tesla</text:p>
          </table:table-cell>
        </table:table-row>
        <table:table-row table:style-name="ro2">
          <table:table-cell office:value-type="string">
            <text:p>Rotation speed of the generator</text:p>
          </table:table-cell>
          <table:table-cell table:formula="of:=[Rapport_De_Transmission.B5]" office:value-type="float" office:value="6300">
            <text:p>6 300,000</text:p>
          </table:table-cell>
          <table:table-cell office:value-type="string">
            <text:p>Turns per minute</text:p>
          </table:table-cell>
          <table:table-cell/>
          <table:table-cell office:value-type="string">
            <text:p>Rotation speed of the generator</text:p>
          </table:table-cell>
          <table:table-cell table:formula="of:=[Rapport_De_Transmission.B5]" office:value-type="float" office:value="6300">
            <text:p>6 300,000</text:p>
          </table:table-cell>
          <table:table-cell office:value-type="string">
            <text:p>Turns per minute</text:p>
          </table:table-cell>
        </table:table-row>
        <table:table-row table:style-name="ro2">
          <table:table-cell office:value-type="string">
            <text:p>Radius of the copper disc</text:p>
          </table:table-cell>
          <table:table-cell table:formula="of:=(72*10^(-3))/2" office:value-type="float" office:value="0.036">
            <text:p>0,036</text:p>
          </table:table-cell>
          <table:table-cell office:value-type="string">
            <text:p>Meter</text:p>
          </table:table-cell>
          <table:table-cell/>
          <table:table-cell office:value-type="string">
            <text:p>Radius of the copper disc</text:p>
          </table:table-cell>
          <table:table-cell table:formula="of:=(144*10^(-3))/2" office:value-type="float" office:value="0.072">
            <text:p>0,072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Number_of_copper_disc</text:p>
          </table:table-cell>
          <table:table-cell table:formula="of:=27" office:value-type="float" office:value="27">
            <text:p>27,000</text:p>
          </table:table-cell>
          <table:table-cell office:value-type="string">
            <text:p>Without unit</text:p>
          </table:table-cell>
          <table:table-cell/>
          <table:table-cell office:value-type="string">
            <text:p>Number_of_copper_disc</text:p>
          </table:table-cell>
          <table:table-cell table:formula="of:=22" office:value-type="float" office:value="22">
            <text:p>22,000</text:p>
          </table:table-cell>
          <table:table-cell office:value-type="string">
            <text:p>Without unit</text:p>
          </table:table-cell>
        </table:table-row>
        <table:table-row table:style-name="ro2">
          <table:table-cell office:value-type="string">
            <text:p>Electromotive force</text:p>
          </table:table-cell>
          <table:table-cell table:formula="of:=[.B6]*([.B3]*(2*PI()*[.B4]/60)*([.B5])^(2))/2" office:value-type="float" office:value="69.2562843846809">
            <text:p>69,256</text:p>
          </table:table-cell>
          <table:table-cell office:value-type="string">
            <text:p>Volt</text:p>
          </table:table-cell>
          <table:table-cell/>
          <table:table-cell office:value-type="string">
            <text:p>Electromotive force</text:p>
          </table:table-cell>
          <table:table-cell table:formula="of:=(([.F3]*(2*PI()*[.F4]/60)*([.F5])^(2))/2)*[.F6]" office:value-type="float" office:value="714.793256118435">
            <text:p>714,793</text:p>
          </table:table-cell>
          <table:table-cell office:value-type="string">
            <text:p>Volt</text:p>
          </table:table-cell>
        </table:table-row>
        <table:table-row table:style-name="ro2">
          <table:table-cell office:value-type="string">
            <text:p>Internal resistance</text:p>
          </table:table-cell>
          <table:table-cell table:formula="of:=10^(-1)/3" office:value-type="float" office:value="0.0333333333333333">
            <text:p>0,033</text:p>
          </table:table-cell>
          <table:table-cell office:value-type="string">
            <text:p>Ohm</text:p>
          </table:table-cell>
          <table:table-cell/>
          <table:table-cell office:value-type="string">
            <text:p>Internal resistance</text:p>
          </table:table-cell>
          <table:table-cell table:formula="of:=10^(0)/2" office:value-type="float" office:value="0.5">
            <text:p>0,500</text:p>
          </table:table-cell>
          <table:table-cell office:value-type="string">
            <text:p>Ohm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[.B7]/[.B8]" office:value-type="float" office:value="2077.68853154043">
            <text:p>2 077,689</text:p>
          </table:table-cell>
          <table:table-cell office:value-type="string">
            <text:p>Ampere</text:p>
          </table:table-cell>
          <table:table-cell/>
          <table:table-cell office:value-type="string">
            <text:p>Electric current</text:p>
          </table:table-cell>
          <table:table-cell table:formula="of:=[.F7]/[.F8]" office:value-type="float" office:value="1429.58651223687">
            <text:p>1 429,587</text:p>
          </table:table-cell>
          <table:table-cell office:value-type="string">
            <text:p>Ampere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7]" office:value-type="float" office:value="143892.987803154">
            <text:p>143 892,988</text:p>
          </table:table-cell>
          <table:table-cell office:value-type="string">
            <text:p>Watt</text:p>
          </table:table-cell>
          <table:table-cell/>
          <table:table-cell office:value-type="string">
            <text:p>Electric power</text:p>
          </table:table-cell>
          <table:table-cell table:formula="of:=[.F7]*[.F9]" office:value-type="float" office:value="1021858.79798479">
            <text:p>1 021 858,798</text:p>
          </table:table-cell>
          <table:table-cell office:value-type="string">
            <text:p>Watt</text:p>
          </table:table-cell>
        </table:table-row>
        <table:table-row table:style-name="ro2">
          <table:table-cell office:value-type="string">
            <text:p>Coefficient of performance</text:p>
          </table:table-cell>
          <table:table-cell table:formula="of:=[.B10]/[Moteur_Electrique.B4]" office:value-type="float" office:value="96.1851522748354">
            <text:p>96,185</text:p>
          </table:table-cell>
          <table:table-cell office:value-type="string">
            <text:p>Without unit</text:p>
          </table:table-cell>
          <table:table-cell/>
          <table:table-cell office:value-type="string">
            <text:p>Coefficient of performance</text:p>
          </table:table-cell>
          <table:table-cell table:formula="of:=[.F10]/[Moteur_Electrique.B4]" office:value-type="float" office:value="683.060693840099">
            <text:p>683,061</text:p>
          </table:table-cell>
          <table:table-cell office:value-type="string">
            <text:p>Without un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1" number:min-integer-digits="1" number:grouping="true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/11/2022</text:date>, <text:time>18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50S</meta:editing-duration>
    <meta:editing-cycles>18</meta:editing-cycles>
    <meta:generator>OpenOffice/4.1.13$Win32 OpenOffice.org_project/4113m1$Build-9810</meta:generator>
    <dc:date>2022-11-05T18:24:52.66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